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926cm" svg:y="1.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4" draw:id="id4" draw:layer="layout" svg:width="0.508cm" svg:height="0.508cm" svg:x="3.271cm" svg:y="1.2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4.568cm" svg:y="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254cm" svg:height="0.254cm" svg:x="4.053cm" svg:y="3.8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cm" svg:y1="3.8cm" svg:x2="4.18cm" svg:y2="2.468cm" draw:start-shape="id1" draw:start-glue-point="0" draw:end-shape="id2" draw:end-glue-point="2" svg:d="m4180 3800v-1332" svg:viewBox="0 0 1 1333">
          <text:p/>
        </draw:connector>
        <draw:connector draw:style-name="gr5" draw:text-style-name="P1" draw:layer="layout" draw:type="line" svg:x1="4.18cm" svg:y1="3.8cm" svg:x2="4.822cm" svg:y2="1.749cm" draw:start-shape="id1" draw:start-glue-point="0" draw:end-shape="id3" draw:end-glue-point="8" svg:d="m4180 3800 642-2051" svg:viewBox="0 0 643 2052">
          <text:p/>
        </draw:connector>
        <draw:connector draw:style-name="gr5" draw:text-style-name="P1" draw:layer="layout" draw:type="line" svg:x1="4.18cm" svg:y1="3.8cm" svg:x2="3.525cm" svg:y2="1.749cm" draw:start-shape="id1" draw:start-glue-point="0" draw:end-shape="id4" draw:end-glue-point="2" svg:d="m4180 3800-655-2051" svg:viewBox="0 0 656 2052">
          <text:p/>
        </draw:connector>
        <draw:custom-shape draw:style-name="gr3" draw:text-style-name="P1" draw:layer="layout" svg:width="0.508cm" svg:height="0.508cm" svg:x="3.926cm" svg:y="3.5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xml:id="id6" draw:id="id6" draw:layer="layout" svg:width="0.508cm" svg:height="0.508cm" svg:x="3.927cm" svg:y="6.2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8" draw:id="id8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508cm" svg:height="0.508cm" svg:x="4.569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254cm" svg:height="0.254cm" svg:x="4.054cm" svg:y="7.6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1cm" svg:y1="7.601cm" svg:x2="4.181cm" svg:y2="6.769cm" draw:start-shape="id5" draw:start-glue-point="0" draw:end-shape="id6" draw:end-glue-point="2" svg:d="m4181 7601v-832" svg:viewBox="0 0 1 833">
          <text:p/>
        </draw:connector>
        <draw:connector draw:style-name="gr5" draw:text-style-name="P1" draw:layer="layout" draw:type="line" svg:x1="4.181cm" svg:y1="7.601cm" svg:x2="4.823cm" svg:y2="6.05cm" draw:start-shape="id5" draw:start-glue-point="0" draw:end-shape="id7" draw:end-glue-point="8" svg:d="m4181 7601 642-1551" svg:viewBox="0 0 643 1552">
          <text:p/>
        </draw:connector>
        <draw:connector draw:style-name="gr5" draw:text-style-name="P1" draw:layer="layout" draw:type="line" svg:x1="4.181cm" svg:y1="7.601cm" svg:x2="3.526cm" svg:y2="6.05cm" draw:start-shape="id5" draw:start-glue-point="0" draw:end-shape="id8" draw:end-glue-point="2" svg:d="m4181 7601-655-1551" svg:viewBox="0 0 656 1552">
          <text:p/>
        </draw:connector>
        <draw:custom-shape draw:style-name="gr3" draw:text-style-name="P1" draw:layer="layout" svg:width="0.508cm" svg:height="0.508cm" svg:x="3.927cm" svg:y="7.3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184cm" svg:height="1.194cm" svg:x="6.572cm" svg:y="6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84cm" svg:height="1.194cm" svg:x="9.136cm" svg:y="6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84cm" svg:height="1.194cm" svg:x="7.853cm" svg:y="6.54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9" draw:id="id9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draw:line-skew="0.928cm -1.09cm" svg:x1="6.286cm" svg:y1="0.59cm" svg:x2="6.286cm" svg:y2="9.099cm" draw:start-shape="id9" draw:start-glue-point="0" draw:end-shape="id9" draw:end-glue-point="2" svg:d="m6286 590v426 7493 590" svg:viewBox="0 0 1 8510">
          <text:p/>
        </draw:connector>
        <draw:connector draw:style-name="gr7" draw:text-style-name="P1" draw:layer="layout" draw:type="line" svg:x1="2.032cm" svg:y1="4.844cm" svg:x2="10.541cm" svg:y2="4.844cm" draw:start-shape="id9" draw:start-glue-point="3" draw:end-shape="id9" draw:end-glue-point="1" svg:d="m2032 4844h8509" svg:viewBox="0 0 851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7:02:56.651845114</dc:date>
    <dc:creator>helio </dc:creator>
    <meta:editing-duration>PT11M58S</meta:editing-duration>
    <meta:editing-cycles>4</meta:editing-cycles>
    <meta:generator>LibreOffice/4.1.3.2$Linux_x86 LibreOffice_project/410m0$Build-2</meta:generator>
    <meta:document-statistic meta:object-count="27"/>
  </office:meta>
</office:document-meta>
</file>